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eWriterTest_3.test_null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ializeWriterTest_3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ializeWriterTest_3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ializeWriterTest_3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